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1" svg:font-family="OpenSymbol" style:font-charset="x-symbol"/>
    <style:font-face style:name="Symbol" svg:font-family="Symbol" style:font-charset="x-symbol"/>
    <style:font-face style:name="OpenSymbol" svg:font-family="OpenSymbol" style:font-adornments="Regular" style:font-pitch="variable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af942" officeooo:paragraph-rsid="000af942"/>
    </style:style>
    <style:style style:name="P2" style:family="paragraph" style:parent-style-name="Standard">
      <style:text-properties officeooo:rsid="00107146" officeooo:paragraph-rsid="00107146"/>
    </style:style>
    <style:style style:name="P3" style:family="paragraph" style:parent-style-name="Standard">
      <style:text-properties officeooo:rsid="0016a2e8" officeooo:paragraph-rsid="0016a2e8"/>
    </style:style>
    <style:style style:name="P4" style:family="paragraph" style:parent-style-name="Standard">
      <style:paragraph-properties fo:margin-left="2.54cm" fo:margin-right="0cm" fo:margin-top="0cm" fo:margin-bottom="0.051cm" loext:contextual-spacing="false" fo:text-indent="0cm" style:auto-text-indent="false"/>
      <style:text-properties style:font-name="Liberation Serif" fo:font-size="12pt" officeooo:paragraph-rsid="004af6a7" style:font-size-asian="12pt" style:font-size-complex="12pt"/>
    </style:style>
    <style:style style:name="P5" style:family="paragraph" style:parent-style-name="Standard">
      <style:paragraph-properties fo:margin-left="0cm" fo:margin-right="0cm" fo:margin-top="0cm" fo:margin-bottom="0.051cm" loext:contextual-spacing="false" fo:text-indent="0cm" style:auto-text-indent="false"/>
      <style:text-properties style:font-name="Liberation Serif" fo:font-size="12pt" officeooo:rsid="0047badc" officeooo:paragraph-rsid="004af6a7" style:font-size-asian="12pt" style:font-size-complex="12pt"/>
    </style:style>
    <style:style style:name="P6" style:family="paragraph" style:parent-style-name="Standard" style:list-style-name="L1">
      <style:text-properties officeooo:rsid="000af942" officeooo:paragraph-rsid="000af942"/>
    </style:style>
    <style:style style:name="P7" style:family="paragraph" style:parent-style-name="Standard" style:list-style-name="L1">
      <style:text-properties officeooo:rsid="000b1f92" officeooo:paragraph-rsid="000b1f92"/>
    </style:style>
    <style:style style:name="P8" style:family="paragraph" style:parent-style-name="Standard" style:list-style-name="L1">
      <style:text-properties officeooo:rsid="000cf970" officeooo:paragraph-rsid="000eb03c"/>
    </style:style>
    <style:style style:name="P9" style:family="paragraph" style:parent-style-name="Standard" style:list-style-name="L1">
      <style:text-properties officeooo:rsid="000f3c85" officeooo:paragraph-rsid="000f3c85"/>
    </style:style>
    <style:style style:name="P10" style:family="paragraph" style:parent-style-name="Standard" style:list-style-name="L1">
      <style:text-properties officeooo:rsid="00107146" officeooo:paragraph-rsid="00107146"/>
    </style:style>
    <style:style style:name="P11" style:family="paragraph" style:parent-style-name="Standard" style:list-style-name="L1">
      <style:text-properties officeooo:rsid="00125b48" officeooo:paragraph-rsid="00125b48"/>
    </style:style>
    <style:style style:name="P12" style:family="paragraph" style:parent-style-name="Standard" style:list-style-name="L1">
      <style:text-properties officeooo:rsid="00144a5b" officeooo:paragraph-rsid="00144a5b"/>
    </style:style>
    <style:style style:name="P13" style:family="paragraph" style:parent-style-name="Standard" style:list-style-name="L1">
      <style:text-properties officeooo:rsid="001ca423" officeooo:paragraph-rsid="001ca423"/>
    </style:style>
    <style:style style:name="P14" style:family="paragraph" style:parent-style-name="Standard" style:list-style-name="L1">
      <style:text-properties officeooo:rsid="003bb3b5" officeooo:paragraph-rsid="003bb3b5"/>
    </style:style>
    <style:style style:name="P15" style:family="paragraph" style:parent-style-name="Standard" style:list-style-name="L1">
      <style:text-properties fo:font-weight="bold" officeooo:rsid="003d9668" officeooo:paragraph-rsid="003d9668" style:font-weight-asian="bold" style:font-weight-complex="bold"/>
    </style:style>
    <style:style style:name="P16" style:family="paragraph" style:parent-style-name="Standard" style:list-style-name="L1">
      <style:text-properties fo:font-weight="bold" officeooo:rsid="0047badc" officeooo:paragraph-rsid="0047badc" style:font-weight-asian="bold" style:font-weight-complex="bold"/>
    </style:style>
    <style:style style:name="P17" style:family="paragraph" style:parent-style-name="Standard" style:list-style-name="L2">
      <style:text-properties fo:font-weight="bold" officeooo:rsid="002d6510" officeooo:paragraph-rsid="004af6a7" style:font-weight-asian="bold" style:font-weight-complex="bold"/>
    </style:style>
    <style:style style:name="P18" style:family="paragraph" style:parent-style-name="Standard" style:list-style-name="L1">
      <style:text-properties officeooo:rsid="003d9668" officeooo:paragraph-rsid="003d9668"/>
    </style:style>
    <style:style style:name="P19" style:family="paragraph" style:parent-style-name="Standard" style:list-style-name="L1">
      <style:text-properties officeooo:rsid="00411f56" officeooo:paragraph-rsid="00411f56"/>
    </style:style>
    <style:style style:name="P20" style:family="paragraph" style:parent-style-name="Standard" style:list-style-name="L1">
      <style:text-properties officeooo:rsid="004329cc" officeooo:paragraph-rsid="004329cc"/>
    </style:style>
    <style:style style:name="P21" style:family="paragraph" style:parent-style-name="Standard" style:list-style-name="L1">
      <style:text-properties officeooo:rsid="00433ce1" officeooo:paragraph-rsid="00433ce1"/>
    </style:style>
    <style:style style:name="P22" style:family="paragraph" style:parent-style-name="Standard" style:list-style-name="L1">
      <style:text-properties officeooo:rsid="0043e92e" officeooo:paragraph-rsid="0043e92e"/>
    </style:style>
    <style:style style:name="P23" style:family="paragraph" style:parent-style-name="Standard" style:list-style-name="L1">
      <style:text-properties officeooo:rsid="00453a48" officeooo:paragraph-rsid="00453a48"/>
    </style:style>
    <style:style style:name="P24" style:family="paragraph" style:parent-style-name="Standard" style:list-style-name="L1">
      <style:text-properties officeooo:rsid="00470067" officeooo:paragraph-rsid="00470067"/>
    </style:style>
    <style:style style:name="P25" style:family="paragraph" style:parent-style-name="Standard" style:list-style-name="L1">
      <style:text-properties officeooo:rsid="003f571b" officeooo:paragraph-rsid="003f571b"/>
    </style:style>
    <style:style style:name="P26" style:family="paragraph" style:parent-style-name="Standard" style:list-style-name="L3">
      <style:text-properties officeooo:rsid="003f571b" officeooo:paragraph-rsid="003f571b"/>
    </style:style>
    <style:style style:name="P27" style:family="paragraph" style:parent-style-name="Standard" style:list-style-name="L2">
      <style:text-properties style:font-name="Liberation Serif" fo:font-size="12pt" officeooo:rsid="00310d17" officeooo:paragraph-rsid="004af6a7" style:font-size-asian="12pt" style:font-size-complex="12pt"/>
    </style:style>
    <style:style style:name="P28" style:family="paragraph" style:parent-style-name="Standard" style:list-style-name="L2">
      <style:text-properties style:font-name="Liberation Serif" fo:font-size="12pt" officeooo:rsid="005510ed" officeooo:paragraph-rsid="005510ed" style:font-size-asian="12pt" style:font-size-complex="12pt"/>
    </style:style>
    <style:style style:name="P29" style:family="paragraph" style:parent-style-name="Standard" style:list-style-name="L2">
      <style:text-properties style:font-name="Liberation Serif" fo:font-size="12pt" officeooo:rsid="005108ea" officeooo:paragraph-rsid="005108ea" style:font-size-asian="12pt" style:font-size-complex="12pt"/>
    </style:style>
    <style:style style:name="P30" style:family="paragraph" style:parent-style-name="Standard" style:list-style-name="L2">
      <style:text-properties style:font-name="Liberation Serif" fo:font-size="12pt" officeooo:rsid="0054e0b9" officeooo:paragraph-rsid="0054e0b9" style:font-size-asian="12pt" style:font-size-complex="12pt"/>
    </style:style>
    <style:style style:name="P31" style:family="paragraph" style:parent-style-name="Standard" style:list-style-name="L2">
      <style:text-properties style:font-name="Liberation Serif" fo:font-size="12pt" officeooo:rsid="005b5b70" officeooo:paragraph-rsid="005b5b70" style:font-size-asian="12pt" style:font-size-complex="12pt"/>
    </style:style>
    <style:style style:name="P32" style:family="paragraph" style:parent-style-name="Standard" style:list-style-name="L2">
      <style:text-properties style:font-name="Liberation Serif" fo:font-size="12pt" officeooo:rsid="0052bc8f" officeooo:paragraph-rsid="0052bc8f" style:font-size-asian="12pt" style:font-size-complex="12pt"/>
    </style:style>
    <style:style style:name="P33" style:family="paragraph" style:parent-style-name="Standard" style:list-style-name="L2">
      <style:text-properties style:font-name="Liberation Serif" fo:font-size="12pt" officeooo:rsid="00561f2c" officeooo:paragraph-rsid="00561f2c" style:font-size-asian="12pt" style:font-size-complex="12pt"/>
    </style:style>
    <style:style style:name="P34" style:family="paragraph" style:parent-style-name="Standard" style:list-style-name="L2">
      <style:text-properties style:font-name="Liberation Serif" fo:font-size="12pt" officeooo:rsid="00561f2c" officeooo:paragraph-rsid="006bbba0" style:font-size-asian="12pt" style:font-size-complex="12pt"/>
    </style:style>
    <style:style style:name="P35" style:family="paragraph" style:parent-style-name="Standard" style:list-style-name="L2">
      <style:text-properties style:font-name="Liberation Serif" fo:font-size="12pt" officeooo:rsid="0055e3ee" officeooo:paragraph-rsid="0055e3ee" style:font-size-asian="12pt" style:font-size-complex="12pt"/>
    </style:style>
    <style:style style:name="P36" style:family="paragraph" style:parent-style-name="Standard" style:list-style-name="L2">
      <style:text-properties style:font-name="Liberation Serif" fo:font-size="12pt" officeooo:rsid="00587eaf" officeooo:paragraph-rsid="00587eaf" style:font-size-asian="12pt" style:font-size-complex="12pt"/>
    </style:style>
    <style:style style:name="P37" style:family="paragraph" style:parent-style-name="Standard" style:list-style-name="L2">
      <style:text-properties style:font-name="Liberation Serif" fo:font-size="12pt" officeooo:rsid="005975dc" officeooo:paragraph-rsid="005975dc" style:font-size-asian="12pt" style:font-size-complex="12pt"/>
    </style:style>
    <style:style style:name="P38" style:family="paragraph" style:parent-style-name="Standard" style:list-style-name="L2">
      <style:text-properties style:font-name="Liberation Serif" fo:font-size="12pt" officeooo:rsid="006566ba" officeooo:paragraph-rsid="006566ba" style:font-size-asian="12pt" style:font-size-complex="12pt"/>
    </style:style>
    <style:style style:name="P39" style:family="paragraph" style:parent-style-name="Standard" style:list-style-name="L2">
      <style:text-properties style:font-name="Liberation Serif" fo:font-size="12pt" officeooo:rsid="0058232d" officeooo:paragraph-rsid="0058232d" style:font-size-asian="12pt" style:font-size-complex="12pt"/>
    </style:style>
    <style:style style:name="P40" style:family="paragraph" style:parent-style-name="Standard" style:list-style-name="L2">
      <style:text-properties style:font-name="Liberation Serif" fo:font-size="12pt" officeooo:rsid="005dff97" officeooo:paragraph-rsid="005dff97" style:font-size-asian="12pt" style:font-size-complex="12pt"/>
    </style:style>
    <style:style style:name="P41" style:family="paragraph" style:parent-style-name="Standard" style:list-style-name="L2">
      <style:text-properties style:font-name="Liberation Serif" fo:font-size="12pt" officeooo:rsid="005fc70b" officeooo:paragraph-rsid="005fc70b" style:font-size-asian="12pt" style:font-size-complex="12pt"/>
    </style:style>
    <style:style style:name="P42" style:family="paragraph" style:parent-style-name="Standard" style:list-style-name="L2">
      <style:text-properties style:font-name="Liberation Serif" fo:font-size="12pt" officeooo:rsid="0063078e" officeooo:paragraph-rsid="0063078e" style:font-size-asian="12pt" style:font-size-complex="12pt"/>
    </style:style>
    <style:style style:name="P43" style:family="paragraph" style:parent-style-name="Standard" style:list-style-name="L2">
      <style:text-properties style:font-name="Liberation Serif" fo:font-size="12pt" officeooo:rsid="0065c8fe" officeooo:paragraph-rsid="0065c8fe" style:font-size-asian="12pt" style:font-size-complex="12pt"/>
    </style:style>
    <style:style style:name="P44" style:family="paragraph" style:parent-style-name="Standard" style:list-style-name="L2">
      <style:text-properties style:font-name="Liberation Serif" fo:font-size="12pt" officeooo:rsid="00693a41" officeooo:paragraph-rsid="00693a41" style:font-size-asian="12pt" style:font-size-complex="12pt"/>
    </style:style>
    <style:style style:name="P45" style:family="paragraph" style:parent-style-name="Standard" style:list-style-name="L2">
      <style:text-properties style:font-name="Liberation Serif" fo:font-size="12pt" officeooo:rsid="006bbba0" officeooo:paragraph-rsid="006bbba0" style:font-size-asian="12pt" style:font-size-complex="12pt"/>
    </style:style>
    <style:style style:name="P46" style:family="paragraph" style:parent-style-name="Standard" style:list-style-name="L2">
      <style:text-properties style:font-name="Liberation Serif" fo:font-size="12pt" fo:font-weight="bold" officeooo:rsid="005108ea" officeooo:paragraph-rsid="005108ea" style:font-size-asian="12pt" style:font-weight-asian="bold" style:font-size-complex="12pt" style:font-weight-complex="bold"/>
    </style:style>
    <style:style style:name="P47" style:family="paragraph" style:parent-style-name="Standard" style:list-style-name="L3">
      <style:text-properties officeooo:rsid="0016a2e8" officeooo:paragraph-rsid="0016a2e8"/>
    </style:style>
    <style:style style:name="P48" style:family="paragraph" style:parent-style-name="Standard" style:list-style-name="L3">
      <style:text-properties officeooo:rsid="0017f054" officeooo:paragraph-rsid="0017f054"/>
    </style:style>
    <style:style style:name="P49" style:family="paragraph" style:parent-style-name="Standard" style:list-style-name="L3">
      <style:text-properties officeooo:rsid="001a882b" officeooo:paragraph-rsid="004fe83a"/>
    </style:style>
    <style:style style:name="P50" style:family="paragraph" style:parent-style-name="Standard" style:list-style-name="WWNum2">
      <style:paragraph-properties fo:margin-top="0cm" fo:margin-bottom="0.051cm" loext:contextual-spacing="false"/>
      <style:text-properties style:font-name="Liberation Serif" fo:font-size="12pt" fo:font-weight="bold" officeooo:rsid="0047badc" officeooo:paragraph-rsid="004a0f9a" style:font-size-asian="12pt" style:font-weight-asian="bold" style:font-size-complex="12pt" style:font-weight-complex="bold"/>
    </style:style>
    <style:style style:name="P51" style:family="paragraph" style:parent-style-name="Standard" style:list-style-name="WWNum2">
      <style:paragraph-properties fo:margin-top="0cm" fo:margin-bottom="0.051cm" loext:contextual-spacing="false"/>
      <style:text-properties style:font-name="Liberation Serif" fo:font-size="12pt" officeooo:paragraph-rsid="004a0f9a" style:font-size-asian="12pt" style:font-size-complex="12pt"/>
    </style:style>
    <style:style style:name="T1" style:family="text">
      <style:text-properties officeooo:rsid="000eb03c"/>
    </style:style>
    <style:style style:name="T2" style:family="text">
      <style:text-properties officeooo:rsid="003d9668"/>
    </style:style>
    <style:style style:name="T3" style:family="text">
      <style:text-properties officeooo:rsid="0042ba03"/>
    </style:style>
    <style:style style:name="T4" style:family="text">
      <style:text-properties style:text-position="super 58%" officeooo:rsid="0042ba03"/>
    </style:style>
    <style:style style:name="T5" style:family="text">
      <style:text-properties officeooo:rsid="004329cc"/>
    </style:style>
    <style:style style:name="T6" style:family="text">
      <style:text-properties officeooo:rsid="00433ce1"/>
    </style:style>
    <style:style style:name="T7" style:family="text">
      <style:text-properties officeooo:rsid="005649e5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normal" officeooo:rsid="005b5b70" style:font-weight-asian="normal" style:font-weight-complex="normal"/>
    </style:style>
    <style:style style:name="T10" style:family="text">
      <style:text-properties officeooo:rsid="006bbba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JS Notes</text:p>
      <text:p text:style-name="P1"/>
      <text:list xml:id="list2781813526" text:style-name="L1">
        <text:list-item>
          <text:p text:style-name="P6">Case-sensitive</text:p>
        </text:list-item>
        <text:list-item>
          <text:p text:style-name="P7">Statements end with ‘;’</text:p>
        </text:list-item>
        <text:list-item>
          <text:p text:style-name="P8">Comments</text:p>
          <text:list>
            <text:list-item>
              <text:p text:style-name="P8"><text:span text:style-name="T1">multi-line: </text:span>/* */ </text:p>
            </text:list-item>
            <text:list-item>
              <text:p text:style-name="P8"><text:span text:style-name="T1">single-line: </text:span>// </text:p>
            </text:list-item>
          </text:list>
        </text:list-item>
        <text:list-item>
          <text:p text:style-name="P9">Not sensitive to white-space</text:p>
        </text:list-item>
        <text:list-item>
          <text:p text:style-name="P10">Weakly-typed language; dynamic types</text:p>
          <text:list>
            <text:list-item>
              <text:p text:style-name="P10">var myVariable = 10;</text:p>
            </text:list-item>
            <text:list-item>
              <text:p text:style-name="P11">myVariable = “Hi!”</text:p>
            </text:list-item>
            <text:list-item>
              <text:p text:style-name="P12">variables must not start with number, but can contain letters, _ , $</text:p>
            </text:list-item>
          </text:list>
        </text:list-item>
        <text:list-item>
          <text:p text:style-name="P13">Looping through an array – <text:a xlink:type="simple" xlink:href="https://stackoverflow.com/questions/3010840/loop-through-an-array-in-javascript" text:style-name="Internet_20_link" text:visited-style-name="Visited_20_Internet_20_Link">https://stackoverflow.com/questions/3010840/loop-through-an-array-in-javascript</text:a></text:p>
        </text:list-item>
        <text:list-item>
          <text:p text:style-name="P14">To add CSS in JS</text:p>
          <text:list>
            <text:list-item>
              <text:p text:style-name="P14">element.style.background<text:span text:style-name="T2">C</text:span>olor = “#333”</text:p>
            </text:list-item>
          </text:list>
        </text:list-item>
        <text:list-item>
          <text:p text:style-name="P15">DOM traversal</text:p>
          <text:list>
            <text:list-item>
              <text:p text:style-name="P18">document.getElementById(“”)</text:p>
            </text:list-item>
            <text:list-item>
              <text:p text:style-name="P19">getElementByClassName(“”) - <text:span text:style-name="T3">returns multiple elements</text:span></text:p>
            </text:list-item>
            <text:list-item>
              <text:p text:style-name="P19">querySelector(“&lt;cssSelector&gt;”) - <text:span text:style-name="T3">returns only one element (the 1</text:span><text:span text:style-name="T4">st</text:span><text:span text:style-name="T3"> one if there are multiple)</text:span></text:p>
            </text:list-item>
            <text:list-item>
              <text:p text:style-name="P20">querySelectorAll(“”) - returns all elements that match the given selector</text:p>
            </text:list-item>
            <text:list-item>
              <text:p text:style-name="P21">element.children</text:p>
            </text:list-item>
            <text:list-item>
              <text:p text:style-name="P22">className.querySelector(‘’) ?</text:p>
            </text:list-item>
            <text:list-item>
              <text:p text:style-name="P23">element.parentElement (or) element.ParentNode</text:p>
            </text:list-item>
            <text:list-item>
              <text:p text:style-name="P24">element.closest(‘’) - selects the closest selector moving upwards (like querySelector, but upwards)</text:p>
            </text:list-item>
            <text:list-item>
              <text:p text:style-name="P24">element.nextElementSibling (or) element.nextSibling</text:p>
            </text:list-item>
            <text:list-item>
              <text:p text:style-name="P24">element.previousElementSibling</text:p>
            </text:list-item>
          </text:list>
        </text:list-item>
        <text:list-item>
          <text:p text:style-name="P25">arrayName.forEach(&lt;functionName&gt;)</text:p>
        </text:list-item>
        <text:list-item>
          <text:p text:style-name="P25"><text:span text:style-name="T8">Array.from</text:span><text:span text:style-name="T5">(document.getElementByClass(“&lt;className&gt;”)) - </text:span><text:span text:style-name="T6">to convert to an array</text:span></text:p>
        </text:list-item>
        <text:list-item>
          <text:p text:style-name="P16">DOM manipulation</text:p>
        </text:list-item>
      </text:list>
      <text:list xml:id="list643524221" text:style-name="WWNum2">
        <text:list-item>
          <text:p text:style-name="P50">forEach</text:p>
          <text:list>
            <text:list-item>
              <text:p text:style-name="P51">arrayName.forEach(someFunction)</text:p>
            </text:list-item>
            <text:list-item>
              <text:p text:style-name="P51">arrayName.forEach(element =&gt; {</text:p>
            </text:list-item>
          </text:list>
        </text:list-item>
      </text:list>
      <text:p text:style-name="P4">&lt;&lt; write function here &gt;&gt;</text:p>
      <text:p text:style-name="P5"><text:tab/>});</text:p>
      <text:list xml:id="list2257719602" text:style-name="L2">
        <text:list-item>
          <text:p text:style-name="P17">JS regex</text:p>
          <text:list>
            <text:list-item>
              <text:p text:style-name="P27">pattern.test(“someString”)</text:p>
            </text:list-item>
          </text:list>
        </text:list-item>
        <text:list-item>
          <text:p text:style-name="P28">Arrow function</text:p>
        </text:list-item>
        <text:list-item>
          <text:p text:style-name="P28">map</text:p>
        </text:list-item>
        <text:list-item>
          <text:p text:style-name="P28">clipboard</text:p>
          <text:list>
            <text:list-item>
              <text:p text:style-name="P28">navigator.clipboard.writeText(content)</text:p>
            </text:list-item>
          </text:list>
        </text:list-item>
        <text:list-item>
          <text:p text:style-name="P29">indexOf()</text:p>
        </text:list-item>
        <text:list-item>
          <text:p text:style-name="P30">array.findIndex(function(element) { /* ... */ }) OR array.findIndex(element =&gt; { /* ... */ })</text:p>
        </text:list-item>
        <text:list-item>
          <text:p text:style-name="P31">Deletion of elements from an array</text:p>
          <text:list>
            <text:list-item>
              <text:p text:style-name="P46"><text:span text:style-name="T9">arrName.</text:span>splice(<text:span text:style-name="T9">startIndex, n</text:span>)</text:p>
            </text:list-item>
            <text:list-item>
              <text:p text:style-name="P46"/>
            </text:list-item>
          </text:list>
        </text:list-item>
        <text:list-item>
          <text:p text:style-name="P32">Function()</text:p>
        </text:list-item>
        <text:list-item>
          <text:p text:style-name="P32"><text:span text:style-name="T8">slice</text:span>()</text:p>
          <text:list>
            <text:list-item>
              <text:p text:style-name="P33">stringName.slice(beginIndex)</text:p>
            </text:list-item>
            <text:list-item>
              <text:p text:style-name="P33">stringName.slice(beginIndex, endIndex)</text:p>
            </text:list-item>
          </text:list>
        </text:list-item>
        <text:list-item>
          <text:p text:style-name="P35"><text:soft-page-break/>sort</text:p>
        </text:list-item>
        <text:list-item>
          <text:p text:style-name="P36">filter() - <text:span text:style-name="T10">to return a filtered array </text:span></text:p>
          <text:list>
            <text:list-item>
              <text:p text:style-name="P45">arrayName.filter((element)=&gt;{</text:p>
              <text:list>
                <text:list-header>
                  <text:p text:style-name="P45">return this.element == something</text:p>
                </text:list-header>
              </text:list>
              <text:p text:style-name="P45">}) <text:s/></text:p>
            </text:list-item>
          </text:list>
        </text:list-item>
        <text:list-item>
          <text:p text:style-name="P45">String Object</text:p>
          <text:list>
            <text:list-item>
              <text:p text:style-name="P34">stringName.<text:span text:style-name="T8">toUpperCase</text:span>() <text:span text:style-name="T7">(OR) </text:span>stringName.to<text:span text:style-name="T7">Low</text:span>erCase()</text:p>
            </text:list-item>
            <text:list-item>
              <text:p text:style-name="P36">stringName.<text:span text:style-name="T8">repeat</text:span>(x)</text:p>
            </text:list-item>
            <text:list-item>
              <text:p text:style-name="P37">number.<text:span text:style-name="T8">toString</text:span>(base)</text:p>
            </text:list-item>
            <text:list-item>
              <text:p text:style-name="P45">stringName.<text:span text:style-name="T8">includes</text:span>(substring, statt_idx) – search for a substring (case-sensitive)</text:p>
              <text:p text:style-name="P45"/>
            </text:list-item>
          </text:list>
        </text:list-item>
        <text:list-item>
          <text:p text:style-name="P38">setTimeOut(function(), &lt;time_in_ms&gt;)</text:p>
        </text:list-item>
        <text:list-item>
          <text:p text:style-name="P38">setTimeInterval</text:p>
        </text:list-item>
        <text:list-item>
          <text:p text:style-name="P38">clearInterval</text:p>
        </text:list-item>
        <text:list-item>
          <text:p text:style-name="P39">Form validation</text:p>
          <text:list>
            <text:list-item>
              <text:p text:style-name="P39">Refer regex assignment docx</text:p>
            </text:list-item>
            <text:list-item>
              <text:p text:style-name="P39"><text:a xlink:type="simple" xlink:href="https://stackoverflow.com/questions/16134733/html-javascript-simple-form-validation-on-submit" text:style-name="Internet_20_link" text:visited-style-name="Visited_20_Internet_20_Link">https://stackoverflow.com/questions/16134733/html-javascript-simple-form-validation-on-submit</text:a> </text:p>
            </text:list-item>
            <text:list-item>
              <text:p text:style-name="P39"><text:a xlink:type="simple" xlink:href="https://stackoverflow.com/questions/5195933/with-form-validation-why-onsubmit-return-functionname-instead-of-onsubmit" text:style-name="Internet_20_link" text:visited-style-name="Visited_20_Internet_20_Link">https://stackoverflow.com/questions/5195933/with-form-validation-why-onsubmit-return-functionname-instead-of-onsubmit</text:a> </text:p>
            </text:list-item>
          </text:list>
        </text:list-item>
        <text:list-item>
          <text:p text:style-name="P40">JSON.stringify(jsObj);</text:p>
        </text:list-item>
        <text:list-item>
          <text:p text:style-name="P41">Get all form data using FormData() – <text:a xlink:type="simple" xlink:href="https://stackoverflow.com/questions/588263/how-can-i-get-all-a-forms-values-that-would-be-submitted-without-submitting" text:style-name="Internet_20_link" text:visited-style-name="Visited_20_Internet_20_Link">https://stackoverflow.com/questions/588263/how-can-i-get-all-a-forms-values-that-would-be-submitted-without-submitting</text:a> </text:p>
        </text:list-item>
        <text:list-item>
          <text:p text:style-name="P42">Capturing events in &lt;select&gt; - <text:a xlink:type="simple" xlink:href="https://stackoverflow.com/questions/14651955/capture-events-in-select-list" text:style-name="Internet_20_link" text:visited-style-name="Visited_20_Internet_20_Link">https://stackoverflow.com/questions/14651955/capture-events-in-select-list</text:a></text:p>
        </text:list-item>
        <text:list-item>
          <text:p text:style-name="P43">Blob, localStorage and fileReader – <text:a xlink:type="simple" xlink:href="https://hacks.mozilla.org/2012/02/saving-images-and-files-in-localstorage/" text:style-name="Internet_20_link" text:visited-style-name="Visited_20_Internet_20_Link">https://hacks.mozilla.org/2012/02/saving-images-and-files-in-localstorage/</text:a> </text:p>
        </text:list-item>
        <text:list-item>
          <text:p text:style-name="P44"><text:span text:style-name="T8">Promises</text:span> – <text:a xlink:type="simple" xlink:href="https://www.freecodecamp.org/news/how-to-write-a-javascript-promise-4ed8d44292b8/" text:style-name="Internet_20_link" text:visited-style-name="Visited_20_Internet_20_Link">https://www.freecodecamp.org/news/how-to-write-a-javascript-promise-4ed8d44292b8/</text:a> </text:p>
        </text:list-item>
        <text:list-item>
          <text:p text:style-name="P44"/>
        </text:list-item>
      </text:list>
      <text:p text:style-name="P2"/>
      <text:p text:style-name="P3">Doubts</text:p>
      <text:list xml:id="list1278240727" text:style-name="L3">
        <text:list-item>
          <text:p text:style-name="P47">document.write() vs writeln()</text:p>
        </text:list-item>
        <text:list-item>
          <text:p text:style-name="P47">let vs. var</text:p>
        </text:list-item>
        <text:list-item>
          <text:p text:style-name="P48">more on form validation (.value)</text:p>
        </text:list-item>
        <text:list-item>
          <text:p text:style-name="P26">collections in JS</text:p>
        </text:list-item>
        <text:list-item>
          <text:p text:style-name="P49">JS events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1" svg:font-family="OpenSymbol" style:font-charset="x-symbol"/>
    <style:font-face style:name="Symbol" svg:font-family="Symbol" style:font-charset="x-symbol"/>
    <style:font-face style:name="OpenSymbol" svg:font-family="OpenSymbol" style:font-adornments="Regular" style:font-pitch="variable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haracter_5f_20_5f_style" style:display-name="Character_20_style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bullet text:level="1" text:style-name="Character_5f_20_5f_style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Character_5f_20_5f_style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Character_5f_20_5f_style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Character_5f_20_5f_style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Character_5f_20_5f_style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Character_5f_20_5f_style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Character_5f_20_5f_style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Character_5f_20_5f_style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Character_5f_20_5f_style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23T22:37:42.133444678</meta:creation-date>
    <dc:date>2022-06-19T17:37:50.348678869</dc:date>
    <meta:editing-duration>PT18H43M14S</meta:editing-duration>
    <meta:editing-cycles>73</meta:editing-cycles>
    <meta:generator>LibreOffice/6.4.7.2$Linux_X86_64 LibreOffice_project/40$Build-2</meta:generator>
    <meta:document-statistic meta:table-count="0" meta:image-count="0" meta:object-count="0" meta:page-count="2" meta:paragraph-count="78" meta:word-count="316" meta:character-count="2798" meta:non-whitespace-character-count="2614"/>
  </office:meta>
</office:document-meta>
</file>